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547cm" fo:margin-left="-1.524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3.598cm"/>
    </style:style>
    <style:style style:name="Tableau1.C" style:family="table-column">
      <style:table-column-properties style:column-width="3.995cm"/>
    </style:style>
    <style:style style:name="Tableau1.D" style:family="table-column">
      <style:table-column-properties style:column-width="5.133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468cm" fo:margin-left="-1.445cm" table:align="left"/>
    </style:style>
    <style:style style:name="Tableau2.A" style:family="table-column">
      <style:table-column-properties style:column-width="2.302cm"/>
    </style:style>
    <style:style style:name="Tableau2.B" style:family="table-column">
      <style:table-column-properties style:column-width="3.704cm"/>
    </style:style>
    <style:style style:name="Tableau2.C" style:family="table-column">
      <style:table-column-properties style:column-width="3.889cm"/>
    </style:style>
    <style:style style:name="Tableau2.D" style:family="table-column">
      <style:table-column-properties style:column-width="5.159cm"/>
    </style:style>
    <style:style style:name="Tableau2.E" style:family="table-column">
      <style:table-column-properties style:column-width="3.4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">
      <style:table-properties style:width="18.521cm" fo:margin-left="-1.498cm" style:page-number="auto" table:align="left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3.598cm"/>
    </style:style>
    <style:style style:name="Tableau3.C" style:family="table-column">
      <style:table-column-properties style:column-width="3.889cm"/>
    </style:style>
    <style:style style:name="Tableau3.D" style:family="table-column">
      <style:table-column-properties style:column-width="5.212cm"/>
    </style:style>
    <style:style style:name="Tableau3.E" style:family="table-column">
      <style:table-column-properties style:column-width="3.41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547cm" fo:margin-left="-1.524cm" table:align="left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3.598cm"/>
    </style:style>
    <style:style style:name="Tableau4.C" style:family="table-column">
      <style:table-column-properties style:column-width="3.995cm"/>
    </style:style>
    <style:style style:name="Tableau4.D" style:family="table-column">
      <style:table-column-properties style:column-width="4.498cm"/>
    </style:style>
    <style:style style:name="Tableau4.E" style:family="table-column">
      <style:table-column-properties style:column-width="4.04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 style:master-page-name="">
      <style:table-properties style:width="18.494cm" fo:margin-left="-1.471cm" style:page-number="auto" table:align="left"/>
    </style:style>
    <style:style style:name="Tableau5.A" style:family="table-column">
      <style:table-column-properties style:column-width="2.302cm"/>
    </style:style>
    <style:style style:name="Tableau5.B" style:family="table-column">
      <style:table-column-properties style:column-width="3.704cm"/>
    </style:style>
    <style:style style:name="Tableau5.C" style:family="table-column">
      <style:table-column-properties style:column-width="3.889cm"/>
    </style:style>
    <style:style style:name="Tableau5.D" style:family="table-column">
      <style:table-column-properties style:column-width="4.604cm"/>
    </style:style>
    <style:style style:name="Tableau5.E" style:family="table-column">
      <style:table-column-properties style:column-width="3.9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none" fo:font-weight="normal" officeooo:rsid="000eac28" officeooo:paragraph-rsid="000d970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3pt" style:text-underline-style="solid" style:text-underline-width="auto" style:text-underline-color="font-color" officeooo:rsid="000b9ddb" officeooo:paragraph-rsid="000b9ddb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normal" officeooo:rsid="00151af9" officeooo:paragraph-rsid="00151af9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normal" officeooo:rsid="00156248" officeooo:paragraph-rsid="00156248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fo:font-size="12pt" officeooo:rsid="001325cd" officeooo:paragraph-rsid="001325cd" style:font-size-asian="10.5pt" style:font-size-complex="12pt"/>
    </style:style>
    <style:style style:name="P6" style:family="paragraph" style:parent-style-name="Table_20_Contents">
      <style:text-properties fo:font-size="12pt" officeooo:rsid="0013b4cf" officeooo:paragraph-rsid="0013b4cf" style:font-size-asian="10.5pt" style:font-size-complex="12pt"/>
    </style:style>
    <style:style style:name="P7" style:family="paragraph" style:parent-style-name="Table_20_Contents">
      <style:text-properties fo:font-size="13pt" style:font-size-asian="13pt" style:font-size-complex="13pt"/>
    </style:style>
    <style:style style:name="P8" style:family="paragraph" style:parent-style-name="Table_20_Contents">
      <style:text-properties fo:font-size="13pt" officeooo:rsid="00151af9" officeooo:paragraph-rsid="00151af9" style:font-size-asian="13pt" style:font-size-complex="13pt"/>
    </style:style>
    <style:style style:name="P9" style:family="paragraph" style:parent-style-name="Table_20_Contents">
      <style:text-properties fo:font-size="13pt" officeooo:rsid="00156248" officeooo:paragraph-rsid="00156248" style:font-size-asian="13pt" style:font-size-complex="13pt"/>
    </style:style>
    <style:style style:name="P10" style:family="paragraph" style:parent-style-name="Table_20_Contents">
      <style:text-properties fo:font-size="13pt" officeooo:rsid="00163302" officeooo:paragraph-rsid="00163302" style:font-size-asian="13pt" style:font-size-complex="13pt"/>
    </style:style>
    <style:style style:name="P11" style:family="paragraph" style:parent-style-name="Table_20_Contents">
      <style:text-properties fo:font-size="13pt" officeooo:rsid="00177076" officeooo:paragraph-rsid="00177076" style:font-size-asian="13pt" style:font-size-complex="13pt"/>
    </style:style>
    <style:style style:name="P12" style:family="paragraph" style:parent-style-name="Table_20_Contents">
      <style:text-properties fo:font-size="13pt" style:text-underline-style="solid" style:text-underline-width="auto" style:text-underline-color="font-color" fo:font-weight="normal" officeooo:rsid="00151af9" officeooo:paragraph-rsid="00151af9" style:font-size-asian="13pt" style:font-weight-asian="normal" style:font-size-complex="13pt" style:font-weight-complex="normal"/>
    </style:style>
    <style:style style:name="P13" style:family="paragraph" style:parent-style-name="Table_20_Contents">
      <style:text-properties fo:font-size="13pt" style:text-underline-style="solid" style:text-underline-width="auto" style:text-underline-color="font-color" fo:font-weight="normal" officeooo:rsid="00163302" officeooo:paragraph-rsid="00163302" style:font-size-asian="13pt" style:font-weight-asian="normal" style:font-size-complex="13pt" style:font-weight-complex="normal"/>
    </style:style>
    <style:style style:name="P14" style:family="paragraph" style:parent-style-name="Table_20_Contents">
      <loext:graphic-properties draw:fill="none"/>
      <style:paragraph-properties fo:margin-left="-1.499cm" fo:margin-right="0cm" fo:text-indent="0cm" style:auto-text-indent="false" fo:background-color="transparent" text:number-lines="false" text:line-number="0"/>
      <style:text-properties fo:font-size="13pt" style:font-size-asian="13pt" style:font-size-complex="13pt"/>
    </style:style>
    <style:style style:name="P15" style:family="paragraph" style:parent-style-name="Table_20_Contents">
      <loext:graphic-properties draw:fill="none"/>
      <style:paragraph-properties fo:margin-left="-1.499cm" fo:margin-right="0cm" fo:text-indent="0cm" style:auto-text-indent="false" fo:background-color="transparent" text:number-lines="false" text:line-number="0"/>
      <style:text-properties fo:font-size="13pt" style:text-underline-style="solid" style:text-underline-width="auto" style:text-underline-color="font-color" fo:font-weight="normal" officeooo:rsid="00163302" officeooo:paragraph-rsid="00163302" style:font-size-asian="13pt" style:font-weight-asian="normal" style:font-size-complex="13pt" style:font-weight-complex="normal"/>
    </style:style>
    <style:style style:name="T1" style:family="text">
      <style:text-properties fo:font-size="15pt" officeooo:rsid="000b9ddb" style:font-size-asian="13.1000003814697pt" style:font-size-complex="15pt"/>
    </style:style>
    <style:style style:name="T2" style:family="text">
      <style:text-properties officeooo:rsid="00151af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70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Rapport</text:span></text:p>
      <text:p text:style-name="Standard"/>
      <text:p text:style-name="Standard"><text:span text:style-name="T1"/></text:p>
      <text:p text:style-name="P2">NRM2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Float</text:p>
          </table:table-cell>
          <table:table-cell table:style-name="Tableau1.A1" office:value-type="string">
            <text:p text:style-name="P5">Double</text:p>
          </table:table-cell>
          <table:table-cell table:style-name="Tableau1.A1" office:value-type="string">
            <text:p text:style-name="P5">Complex_simple</text:p>
          </table:table-cell>
          <table:table-cell table:style-name="Tableau1.E1" office:value-type="string">
            <text:p text:style-name="P5">Complex_double</text:p>
          </table:table-cell>
        </table:table-row>
        <table:table-row>
          <table:table-cell table:style-name="Tableau1.A2" office:value-type="string">
            <text:p text:style-name="P5">Classique</text:p>
          </table:table-cell>
          <table:table-cell table:style-name="Tableau1.A2" office:value-type="string">
            <text:p text:style-name="P5">0,918280 <text:span text:style-name="T2">G</text:span>flops</text:p>
          </table:table-cell>
          <table:table-cell table:style-name="Tableau1.A2" office:value-type="string">
            <text:p text:style-name="P5">1,391062 <text:span text:style-name="T2">G</text:span>flops</text:p>
          </table:table-cell>
          <table:table-cell table:style-name="Tableau1.A2" office:value-type="string">
            <text:p text:style-name="P5">1,764749 <text:span text:style-name="T2">G</text:span>flops</text:p>
          </table:table-cell>
          <table:table-cell table:style-name="Tableau1.E2" office:value-type="string">
            <text:p text:style-name="P6">1,412341 <text:span text:style-name="T2">G</text:span>flops</text:p>
          </table:table-cell>
        </table:table-row>
        <table:table-row>
          <table:table-cell table:style-name="Tableau1.A2" office:value-type="string">
            <text:p text:style-name="P5">OpenMP</text:p>
          </table:table-cell>
          <table:table-cell table:style-name="Tableau1.A2" office:value-type="string">
            <text:p text:style-name="P5">2,373536 <text:span text:style-name="T2">G</text:span>flops</text:p>
          </table:table-cell>
          <table:table-cell table:style-name="Tableau1.A2" office:value-type="string">
            <text:p text:style-name="P5">1,951194 <text:span text:style-name="T2">G</text:span>flops</text:p>
          </table:table-cell>
          <table:table-cell table:style-name="Tableau1.A2" office:value-type="string">
            <text:p text:style-name="P6">1,939620 <text:span text:style-name="T2">G</text:span>flops</text:p>
          </table:table-cell>
          <table:table-cell table:style-name="Tableau1.E2" office:value-type="string">
            <text:p text:style-name="P6">1,614846 <text:span text:style-name="T2">G</text:span>flops</text:p>
          </table:table-cell>
        </table:table-row>
        <table:table-row>
          <table:table-cell table:style-name="Tableau1.A2" office:value-type="string">
            <text:p text:style-name="P5">Vectorisation</text:p>
          </table:table-cell>
          <table:table-cell table:style-name="Tableau1.A2" office:value-type="string">
            <text:p text:style-name="P5">6,450068 <text:span text:style-name="T2">G</text:span>flops</text:p>
          </table:table-cell>
          <table:table-cell table:style-name="Tableau1.A2" office:value-type="string">
            <text:p text:style-name="P5">3,120069 <text:span text:style-name="T2">G</text:span>flops</text:p>
          </table:table-cell>
          <table:table-cell table:style-name="Tableau1.A2" office:value-type="string">
            <text:p text:style-name="P6">2,778149 <text:span text:style-name="T2">G</text:span>flops</text:p>
          </table:table-cell>
          <table:table-cell table:style-name="Tableau1.E2" office:value-type="string">
            <text:p text:style-name="P6">1,699389 <text:span text:style-name="T2">G</text:span>flops</text:p>
          </table:table-cell>
        </table:table-row>
      </table:table>
      <text:p text:style-name="P1"/>
      <text:p text:style-name="P3">AXPY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8">Float</text:p>
          </table:table-cell>
          <table:table-cell table:style-name="Tableau2.A1" office:value-type="string">
            <text:p text:style-name="P8">Double</text:p>
          </table:table-cell>
          <table:table-cell table:style-name="Tableau2.A1" office:value-type="string">
            <text:p text:style-name="P8">Complex_simple</text:p>
          </table:table-cell>
          <table:table-cell table:style-name="Tableau2.E1" office:value-type="string">
            <text:p text:style-name="P8">Complex_double</text:p>
          </table:table-cell>
        </table:table-row>
        <table:table-row>
          <table:table-cell table:style-name="Tableau2.A2" office:value-type="string">
            <text:p text:style-name="P8">Classique</text:p>
          </table:table-cell>
          <table:table-cell table:style-name="Tableau2.A2" office:value-type="string">
            <text:p text:style-name="P8">2.143561 Gflops</text:p>
          </table:table-cell>
          <table:table-cell table:style-name="Tableau2.A2" office:value-type="string">
            <text:p text:style-name="P8">1.093439 Gflops</text:p>
          </table:table-cell>
          <table:table-cell table:style-name="Tableau2.A2" office:value-type="string">
            <text:p text:style-name="P8">0.086679 Gflops</text:p>
          </table:table-cell>
          <table:table-cell table:style-name="Tableau2.E2" office:value-type="string">
            <text:p text:style-name="P8">0.305230 Gflops</text:p>
          </table:table-cell>
        </table:table-row>
        <table:table-row>
          <table:table-cell table:style-name="Tableau2.A2" office:value-type="string">
            <text:p text:style-name="P8">OpenMp</text:p>
          </table:table-cell>
          <table:table-cell table:style-name="Tableau2.A2" office:value-type="string">
            <text:p text:style-name="P8">2.856745 <text:span text:style-name="T3">Gflops</text:span></text:p>
          </table:table-cell>
          <table:table-cell table:style-name="Tableau2.A2" office:value-type="string">
            <text:p text:style-name="P8">1.628305 Gflops</text:p>
          </table:table-cell>
          <table:table-cell table:style-name="Tableau2.A2" office:value-type="string">
            <text:p text:style-name="P8">0.241094 Gflops</text:p>
          </table:table-cell>
          <table:table-cell table:style-name="Tableau2.E2" office:value-type="string">
            <text:p text:style-name="P8">0.431000 Gflops</text:p>
          </table:table-cell>
        </table:table-row>
      </table:table>
      <text:p text:style-name="P3"/>
      <text:p text:style-name="P3">GEMM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8">Float</text:p>
          </table:table-cell>
          <table:table-cell table:style-name="Tableau3.A1" office:value-type="string">
            <text:p text:style-name="P8">Double</text:p>
          </table:table-cell>
          <table:table-cell table:style-name="Tableau3.A1" office:value-type="string">
            <text:p text:style-name="P8">Complex_simple</text:p>
          </table:table-cell>
          <table:table-cell table:style-name="Tableau3.E1" office:value-type="string">
            <text:p text:style-name="P8">Complex_double</text:p>
          </table:table-cell>
        </table:table-row>
        <table:table-row>
          <table:table-cell table:style-name="Tableau3.A2" office:value-type="string">
            <text:p text:style-name="P8">Classique</text:p>
          </table:table-cell>
          <table:table-cell table:style-name="Tableau3.A2" office:value-type="string">
            <text:p text:style-name="P8">0.045931 Gflops</text:p>
          </table:table-cell>
          <table:table-cell table:style-name="Tableau3.A2" office:value-type="string">
            <text:p text:style-name="P9">0.119060<text:span text:style-name="T2"> Gflops</text:span></text:p>
          </table:table-cell>
          <table:table-cell table:style-name="Tableau3.A2" office:value-type="string">
            <text:p text:style-name="P9">0.023682<text:span text:style-name="T2"> Gflops</text:span></text:p>
          </table:table-cell>
          <table:table-cell table:style-name="Tableau3.E2" office:value-type="string">
            <text:p text:style-name="P9">0.032340<text:span text:style-name="T2"> Gflops</text:span></text:p>
          </table:table-cell>
        </table:table-row>
        <table:table-row>
          <table:table-cell table:style-name="Tableau3.A2" office:value-type="string">
            <text:p text:style-name="P8">OpenMp</text:p>
          </table:table-cell>
          <table:table-cell table:style-name="Tableau3.A2" office:value-type="string">
            <text:p text:style-name="P8">0.143620 Gflops</text:p>
          </table:table-cell>
          <table:table-cell table:style-name="Tableau3.A2" office:value-type="string">
            <text:p text:style-name="P9">0.102464 <text:span text:style-name="T2"><text:s/>Gflops</text:span></text:p>
          </table:table-cell>
          <table:table-cell table:style-name="Tableau3.A2" office:value-type="string">
            <text:p text:style-name="P9">0.016397<text:span text:style-name="T2"> Gflops</text:span></text:p>
          </table:table-cell>
          <table:table-cell table:style-name="Tableau3.E2" office:value-type="string">
            <text:p text:style-name="P9">0.021937<text:span text:style-name="T2"> Gflops</text:span></text:p>
          </table:table-cell>
        </table:table-row>
      </table:table>
      <text:p text:style-name="P3"/>
      <text:p text:style-name="P4">GEMV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9">Float</text:p>
          </table:table-cell>
          <table:table-cell table:style-name="Tableau4.A1" office:value-type="string">
            <text:p text:style-name="P9">Double</text:p>
          </table:table-cell>
          <table:table-cell table:style-name="Tableau4.A1" office:value-type="string">
            <text:p text:style-name="P9">Complex_simple</text:p>
          </table:table-cell>
          <table:table-cell table:style-name="Tableau4.E1" office:value-type="string">
            <text:p text:style-name="P9">Complex_double</text:p>
          </table:table-cell>
        </table:table-row>
        <table:table-row>
          <table:table-cell table:style-name="Tableau4.A2" office:value-type="string">
            <text:p text:style-name="P9">Classique</text:p>
          </table:table-cell>
          <table:table-cell table:style-name="Tableau4.A2" office:value-type="string">
            <text:p text:style-name="P10">96.168494<text:span text:style-name="T2"> Gflops</text:span></text:p>
          </table:table-cell>
          <table:table-cell table:style-name="Tableau4.A2" office:value-type="string">
            <text:p text:style-name="P10">93.729874<text:span text:style-name="T2"> Gflops</text:span></text:p>
          </table:table-cell>
          <table:table-cell table:style-name="Tableau4.A2" office:value-type="string">
            <text:p text:style-name="P10">0.690149<text:span text:style-name="T2"> Gflops</text:span></text:p>
          </table:table-cell>
          <table:table-cell table:style-name="Tableau4.E2" office:value-type="string">
            <text:p text:style-name="P10">23.647907<text:span text:style-name="T2"> Gflops</text:span></text:p>
          </table:table-cell>
        </table:table-row>
        <table:table-row>
          <table:table-cell table:style-name="Tableau4.A2" office:value-type="string">
            <text:p text:style-name="P9">OpenMP</text:p>
          </table:table-cell>
          <table:table-cell table:style-name="Tableau4.A2" office:value-type="string">
            <text:p text:style-name="P10">82.261551<text:span text:style-name="T2"> Gflops</text:span></text:p>
          </table:table-cell>
          <table:table-cell table:style-name="Tableau4.A2" office:value-type="string">
            <text:p text:style-name="P10">86.685558<text:span text:style-name="T2"> Gflops</text:span></text:p>
          </table:table-cell>
          <table:table-cell table:style-name="Tableau4.A2" office:value-type="string">
            <text:p text:style-name="P10">7.883872<text:span text:style-name="T2"> Gflops</text:span></text:p>
          </table:table-cell>
          <table:table-cell table:style-name="Tableau4.E2" office:value-type="string">
            <text:p text:style-name="P10">13.357047<text:span text:style-name="T2"> Gflops</text:span></text:p>
          </table:table-cell>
        </table:table-row>
      </table:table>
      <text:p text:style-name="P12"/>
      <text:p text:style-name="P13">DOT</text:p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10">Float</text:p>
          </table:table-cell>
          <table:table-cell table:style-name="Tableau5.A1" office:value-type="string">
            <text:p text:style-name="P10">Double</text:p>
          </table:table-cell>
          <table:table-cell table:style-name="Tableau5.A1" office:value-type="string">
            <text:p text:style-name="P10">Complex_<text:span text:style-name="T4">s</text:span>imple</text:p>
          </table:table-cell>
          <table:table-cell table:style-name="Tableau5.E1" office:value-type="string">
            <text:p text:style-name="P11">Complex_simple</text:p>
          </table:table-cell>
        </table:table-row>
        <table:table-row>
          <table:table-cell table:style-name="Tableau5.A2" office:value-type="string">
            <text:p text:style-name="P10">Classique</text:p>
          </table:table-cell>
          <table:table-cell table:style-name="Tableau5.A2" office:value-type="string">
            <text:p text:style-name="P10">1.478018<text:span text:style-name="T2"> Gflops</text:span></text:p>
          </table:table-cell>
          <table:table-cell table:style-name="Tableau5.A2" office:value-type="string">
            <text:p text:style-name="P11">1.786955<text:span text:style-name="T2"> Gflops</text:span></text:p>
          </table:table-cell>
          <table:table-cell table:style-name="Tableau5.A2" office:value-type="string">
            <text:p text:style-name="P11">0.557416<text:span text:style-name="T2"> Gflops</text:span></text:p>
          </table:table-cell>
          <table:table-cell table:style-name="Tableau5.E2" office:value-type="string">
            <text:p text:style-name="P11">0.502272<text:span text:style-name="T2"> Gflops</text:span></text:p>
          </table:table-cell>
        </table:table-row>
        <table:table-row>
          <table:table-cell table:style-name="Tableau5.A2" office:value-type="string">
            <text:p text:style-name="P10">OpenMP</text:p>
          </table:table-cell>
          <table:table-cell table:style-name="Tableau5.A2" office:value-type="string">
            <text:p text:style-name="P10">1.854106<text:span text:style-name="T2"> Gflops</text:span></text:p>
          </table:table-cell>
          <table:table-cell table:style-name="Tableau5.A2" office:value-type="string">
            <text:p text:style-name="P11">2.082573<text:span text:style-name="T2"> Gflops</text:span></text:p>
          </table:table-cell>
          <table:table-cell table:style-name="Tableau5.A2" office:value-type="string">
            <text:p text:style-name="P11">0.872088<text:span text:style-name="T2"> Gflops</text:span></text:p>
          </table:table-cell>
          <table:table-cell table:style-name="Tableau5.E2" office:value-type="string">
            <text:p text:style-name="P11">0.880696<text:span text:style-name="T2"> Gflops</text:span></text:p>
          </table:table-cell>
        </table:table-row>
        <table:table-row>
          <table:table-cell table:style-name="Tableau5.A2" office:value-type="string">
            <text:p text:style-name="P10"/>
          </table:table-cell>
          <table:table-cell table:style-name="Tableau5.A2" office:value-type="string">
            <text:p text:style-name="P11">Complex_double</text:p>
          </table:table-cell>
          <table:table-cell table:style-name="Tableau5.A2" office:value-type="string">
            <text:p text:style-name="P11">Complex_double</text:p>
          </table:table-cell>
          <table:table-cell table:style-name="Tableau5.A2" office:value-type="string">
            <text:p text:style-name="P7"/>
          </table:table-cell>
          <table:table-cell table:style-name="Tableau5.E2" office:value-type="string">
            <text:p text:style-name="P7"/>
          </table:table-cell>
        </table:table-row>
        <table:table-row>
          <table:table-cell table:style-name="Tableau5.A2" office:value-type="string">
            <text:p text:style-name="P10">Classique</text:p>
          </table:table-cell>
          <table:table-cell table:style-name="Tableau5.A2" office:value-type="string">
            <text:p text:style-name="P11">0.099173<text:span text:style-name="T2"> Gflops</text:span></text:p>
          </table:table-cell>
          <table:table-cell table:style-name="Tableau5.A2" office:value-type="string">
            <text:p text:style-name="P11">0.599476<text:span text:style-name="T2"> Gflops</text:span></text:p>
          </table:table-cell>
          <table:table-cell table:style-name="Tableau5.A2" office:value-type="string">
            <text:p text:style-name="P7"/>
          </table:table-cell>
          <table:table-cell table:style-name="Tableau5.E2" office:value-type="string">
            <text:p text:style-name="P7"/>
          </table:table-cell>
        </table:table-row>
        <table:table-row>
          <table:table-cell table:style-name="Tableau5.A2" office:value-type="string">
            <text:p text:style-name="P10">OpenMP</text:p>
          </table:table-cell>
          <table:table-cell table:style-name="Tableau5.A2" office:value-type="string">
            <text:p text:style-name="P11">0.995365<text:span text:style-name="T2"> Gflops</text:span></text:p>
          </table:table-cell>
          <table:table-cell table:style-name="Tableau5.A2" office:value-type="string">
            <text:p text:style-name="P11">0.907888<text:span text:style-name="T2"> Gflops</text:span></text:p>
          </table:table-cell>
          <table:table-cell table:style-name="Tableau5.A2" office:value-type="string">
            <text:p text:style-name="P7"/>
          </table:table-cell>
          <table:table-cell table:style-name="Tableau5.E2" office:value-type="string">
            <text:p text:style-name="P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0:51:53.647852677</meta:creation-date>
    <dc:date>2018-04-29T12:48:23.971032210</dc:date>
    <meta:editing-duration>PT40M12S</meta:editing-duration>
    <meta:editing-cycles>9</meta:editing-cycles>
    <meta:generator>LibreOffice/5.1.6.2$Linux_X86_64 LibreOffice_project/10m0$Build-2</meta:generator>
    <meta:document-statistic meta:table-count="5" meta:image-count="0" meta:object-count="0" meta:page-count="1" meta:paragraph-count="89" meta:word-count="137" meta:character-count="1084" meta:non-whitespace-character-count="1030"/>
  </office:meta>
</office:document-meta>
</file>